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93bb2" officeooo:paragraph-rsid="00093b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 another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3:06:30.491323016</meta:creation-date>
    <dc:date>2018-06-05T13:06:50.835311238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4.2.8.2$Linux_X86_64 LibreOffice_project/420m0$Build-2</meta:generator>
  </office:meta>
</office:document-meta>
</file>